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cccccc"/>
    </style:style>
    <style:style style:name="gr1" style:family="graphic" style:parent-style-name="standard">
      <style:graphic-properties draw:textarea-horizontal-align="justify" draw:textarea-vertical-align="middle" draw:auto-grow-height="false" fo:min-height="0.639cm" fo:min-width="1.659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639cm" fo:min-width="1.6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1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.056cm"/>
    </style:style>
    <style:style style:name="gr12" style:family="graphic" style:parent-style-name="objectwithoutfill">
      <style:graphic-properties draw:stroke="dash" draw:stroke-dash="Double_20_Dash" svg:stroke-color="#bf0041"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9cm" svg:height="0.889cm" svg:x="1.254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889cm" svg:x="22.615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889cm" svg:x="19.602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889cm" svg:x="16.589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889cm" svg:x="13.576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889cm" svg:x="10.593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889cm" svg:x="7.28cm" svg:y="4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59cm" svg:height="0.889cm" svg:x="4.267cm" svg:y="4.55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5cm" svg:height="0.569cm" svg:x="4.394cm" svg:y="4.683cm">
          <draw:text-box>
            <text:p><text:span text:style-name="T1">kernel32.dll</text:span></text:p>
          </draw:text-box>
        </draw:frame>
        <draw:frame draw:style-name="gr4" draw:text-style-name="P3" draw:layer="layout" svg:width="1.387cm" svg:height="0.569cm" svg:x="7.662cm" svg:y="4.683cm">
          <draw:text-box>
            <text:p><text:span text:style-name="T1">ntdll.dll</text:span></text:p>
          </draw:text-box>
        </draw:frame>
        <draw:frame draw:style-name="gr5" draw:text-style-name="P3" draw:layer="layout" svg:width="1.052cm" svg:height="0.569cm" svg:x="20.184cm" svg:y="4.683cm">
          <draw:text-box>
            <text:p><text:span text:style-name="T1">HAL</text:span></text:p>
          </draw:text-box>
        </draw:frame>
        <draw:frame draw:style-name="gr6" draw:text-style-name="P3" draw:layer="layout" svg:width="2.111cm" svg:height="0.569cm" svg:x="16.616cm" svg:y="4.683cm">
          <draw:text-box>
            <text:p><text:span text:style-name="T1">device driver</text:span></text:p>
          </draw:text-box>
        </draw:frame>
        <draw:frame draw:style-name="gr7" draw:text-style-name="P3" draw:layer="layout" svg:width="0.976cm" svg:height="0.569cm" svg:x="14.158cm" svg:y="4.683cm">
          <draw:text-box>
            <text:p><text:span text:style-name="T1">IRP</text:span></text:p>
          </draw:text-box>
        </draw:frame>
        <draw:frame draw:style-name="gr8" draw:text-style-name="P3" draw:layer="layout" svg:width="2.077cm" svg:height="0.569cm" svg:x="10.69cm" svg:y="4.683cm">
          <draw:text-box>
            <text:p><text:span text:style-name="T1">I/O Manager</text:span></text:p>
          </draw:text-box>
        </draw:frame>
        <draw:frame draw:style-name="gr9" draw:text-style-name="P3" draw:layer="layout" svg:width="1.675cm" svg:height="0.569cm" svg:x="22.897cm" svg:y="4.683cm">
          <draw:text-box>
            <text:p><text:span text:style-name="T1">hardware</text:span></text:p>
          </draw:text-box>
        </draw:frame>
        <draw:frame draw:style-name="gr10" draw:text-style-name="P3" draw:layer="layout" svg:width="2.517cm" svg:height="0.569cm" svg:x="1.1cm" svg:y="4.683cm">
          <draw:text-box>
            <text:p><text:span text:style-name="T1">DeviceIoControl</text:span></text:p>
          </draw:text-box>
        </draw:frame>
        <draw:custom-shape draw:style-name="gr11" draw:text-style-name="P2" draw:layer="layout" svg:width="0.635cm" svg:height="0.254cm" svg:x="3.54cm" svg:y="4.8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0.635cm" svg:height="0.254cm" svg:x="6.54cm" svg:y="4.8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2" draw:text-style-name="P4" draw:layer="layout" svg:x1="10.017cm" svg:y1="4.048cm" svg:x2="10.017cm" svg:y2="6.08cm">
          <text:p/>
        </draw:line>
        <draw:custom-shape draw:style-name="gr11" draw:text-style-name="P2" draw:layer="layout" svg:width="0.635cm" svg:height="0.254cm" svg:x="12.84cm" svg:y="4.8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0.635cm" svg:height="0.254cm" svg:x="15.84cm" svg:y="4.8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0.635cm" svg:height="0.254cm" svg:x="18.84cm" svg:y="4.8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2" draw:layer="layout" svg:width="0.635cm" svg:height="0.254cm" svg:x="21.84cm" svg:y="4.8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5" draw:layer="layout" svg:width="3.601cm" svg:height="0.962cm" svg:x="3.54cm" svg:y="6.08cm">
          <draw:text-box>
            <text:p>User Mode</text:p>
          </draw:text-box>
        </draw:frame>
        <draw:frame draw:style-name="gr14" draw:text-style-name="P5" draw:layer="layout" svg:width="4.092cm" svg:height="0.962cm" svg:x="14.716cm" svg:y="6.134cm">
          <draw:text-box>
            <text:p>Kernel Mod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2:45:01.041202041</meta:creation-date>
    <dc:date>2021-04-27T12:29:33.896128253</dc:date>
    <meta:editing-duration>PT10M45S</meta:editing-duration>
    <meta:editing-cycles>3</meta:editing-cycles>
    <meta:generator>LibreOffice/6.4.7.2$Linux_X86_64 LibreOffice_project/40$Build-2</meta:generator>
    <meta:document-statistic meta:object-count="25"/>
  </office:meta>
</office:document-meta>
</file>